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List_20_Heading">
      <style:paragraph-properties fo:margin-top="0cm" fo:margin-bottom="0.499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Links sobre o PostgreSQL</text:h>
      <text:p text:style-name="Text_20_body"> </text:p>
      <text:p text:style-name="Text_20_body">Estes links são produto dos meus favoritos mantidos pela extensão FoxMarks do Firefox, exportados e editados com o Kompozer. </text:p>
      <text:p text:style-name="List_20_Heading"><text:a xlink:type="simple" xlink:href="http://www.depesz.com/">select * from depesz;</text:a> </text:p>
      <text:p text:style-name="List_20_Heading"><text:a xlink:type="simple" xlink:href="http://www.postgresql.org/download/product-categories">PostgreSQL: Software Catalogue - Product Categories</text:a> </text:p>
      <text:p text:style-name="List_20_Heading"><text:a xlink:type="simple" xlink:href="http://www.databaseanswers.org/data_models/index.htm">Library of Free Data Models from DatabaseAnswers.org</text:a> </text:p>
      <text:p text:style-name="List_20_Heading"><text:a xlink:type="simple" xlink:href="http://www.informit.com/articles/printerfriendly.aspx?p=1180991">Articles</text:a> </text:p>
      <text:p text:style-name="List_20_Heading"><text:a xlink:type="simple" xlink:href="http://pgviavel.blogspot.com/2007/12/livro.html">PostgreSQL Viável: Livro!</text:a> </text:p>
      <text:p text:style-name="List_20_Heading"><text:a xlink:type="simple" xlink:href="http://pgdocptbr.sourceforge.net/pg80/index.html">Documentação do PostgreSQL 8.0.0</text:a> </text:p>
      <text:p text:style-name="List_20_Heading"><text:a xlink:type="simple" xlink:href="http://www.tpc.org/tpcc/">TPC-C</text:a> </text:p>
      <text:p text:style-name="List_20_Heading"><text:a xlink:type="simple" xlink:href="http://www.talend.com/">Talend - first provider of open source data integration software</text:a> </text:p>
      <text:p text:style-name="List_20_Heading"><text:a xlink:type="simple" xlink:href="http://wiki.postgresql.org/wiki/Converting_from_other_Databases_to_PostgreSQL">Converting from other Databases to PostgreSQL - PostgreSQL Wiki</text:a> </text:p>
      <text:p text:style-name="List_20_Heading"><text:a xlink:type="simple" xlink:href="http://forum.devmedia.com.br/viewforum.php?f=11&amp;sid=07d20889a0cd25fbf37183bffd87d21c">Fórum DevMedia :: Exibir Fórum - PostgreSQL</text:a> </text:p>
      <text:p text:style-name="List_20_Heading"><text:a xlink:type="simple" xlink:href="http://forum.imasters.uol.com.br/index.php?showforum=149">iMasters Fóruns -&gt; PostgreSQL</text:a> </text:p>
      <text:p text:style-name="List_20_Heading"><text:a xlink:type="simple" xlink:href="http://itstudy8.org/">ITStudy8.org</text:a> </text:p>
      <text:p text:style-name="List_20_Heading"><text:a xlink:type="simple" xlink:href="http://www.vivaolinux.com.br/scripts/impressora.php?codigo=2466">Linux: Código-fonte do script - Replicação postgresql</text:a> </text:p>
      <text:p text:style-name="List_20_Heading"><text:a xlink:type="simple" xlink:href="http://www.postgresql.org/docs/8.3/interactive/index.html">PostgreSQL: Documentation: Manuals: PostgreSQL 8.3: PostgreSQL 8.3.0 Documentation</text:a> </text:p>
      <text:p text:style-name="List_20_Heading"><text:a xlink:type="simple" xlink:href="http://www.postgresql.org/about/press/presskit83.html.br">PostgreSQL: PostgreSQL 8.3 Press Kit</text:a> </text:p>
      <text:p text:style-name="List_20_Heading"><text:a xlink:type="simple" xlink:href="http://osdir.com/ml/db.postgresql.brasil/2003-02/index.html">Histórico da lista db.postgresql.brasil</text:a> </text:p>
      <text:p text:style-name="List_20_Heading"><text:a xlink:type="simple" xlink:href="http://community.pentaho.com/sourceforge/">Pentaho Commercial Open Source Business Intelligence: Projects</text:a> </text:p>
      <text:p text:style-name="List_20_Heading"><text:a xlink:type="simple" xlink:href="http://www.nabble.com/PostgreSQL---Brasil-f15652.html">Histórico2 - Nabble - PostgreSQL - Brasil forum &amp; mailing list archive</text:a> </text:p>
      <text:p text:style-name="List_20_Heading"><text:a xlink:type="simple" xlink:href="http://www.mail-archive.com/%20%3Cscript%20language=%27JavaScript%27%20type=%27text/javascript%27%3E%20%3C%21--%20var%20prefix%20=%20%27ma%27%20+%20%27il%27%20+%20%27to%27;%20var%20path%20=%20%27hr%27%20+%20%27ef%27%20+%20%27=%27;%20var%20addy41066%20=%20%27pgbr-geral%27%20+%20%27@%27;%20addy41066%20=%20addy41066%20+%20%27listas%27%20+%20%27.%27%20+%20%27postgresql%27%20+%20%27.%27%20+%20%27org%27%20+%20%27.%27%20+%20%27br%27;%20document.write%28%20%27%3Ca%20%27%20+%20path%20+%20%27%5C%27%27%20+%20prefix%20+%20%27:%27%20+%20addy41066%20+%20%27%5C%27%3E%27%20%29;%20document.write%28%20addy41066%20%29;%20document.write%28%20%27%3C%5C/a%3E%27%20%29;%20//--%3E%5Cn%20%3C/script%3E%3Cscript%20language=%27JavaScript%27%20type=%27text/javascript%27%3E%20%3C%21--%20document.write%28%20%27%3Cspan%20style=%5C%27display:%20none;%5C%27%3E%27%20%29;%20//--%3E%20%3C/script%3EEste%20endereço%20de%20e-mail%20está%20sendo%20protegido%20de%20spam,%20você%20precisa%20de%20Javascript%20habilitado%20para%20vê-lo%20%3Cscript%20language=%27JavaScript%27%20type=%27text/javascript%27%3E%20%3C%21--%20document.write%28%20%27%3C/%27%20%29;%20document.write%28%20%27span%3E%27%20%29;%20//--%3E%20%3C/script%3E/">Histórico 3 - pgbr-geral</text:a> </text:p>
      <text:p text:style-name="List_20_Heading"><text:a xlink:type="simple" xlink:href="http://planeta.postgresql.org.br/">Planeta PostgreSQL-BR</text:a> </text:p>
      <text:p text:style-name="List_20_Heading"><text:a xlink:type="simple" xlink:href="http://www.juliobattisti.com.br/artigos/office/modelorelacional_p1.asp">O Modelo Relacional de Dados - Parte 1</text:a> </text:p>
      <text:p text:style-name="List_20_Heading"><text:a xlink:type="simple" xlink:href="http://sourceforge.net/project/showfiles.php?group_id=35994">ZeosLib</text:a> </text:p>
      <text:p text:style-name="List_20_Heading"><text:a xlink:type="simple" xlink:href="http://www.inf.puc-rio.br/%7Epostgresql/conteudo/projeto1/execonline/">PostgreSQL Execucao on-line</text:a> </text:p>
      <text:p text:style-name="List_20_Heading"><text:a xlink:type="simple" xlink:href="http://www.inf.puc-rio.br/%7Epostgresql/">Grupo de Auto-Sintonia de Banco de Dados da PUC-Rio.</text:a> </text:p>
      <text:p text:style-name="List_20_Heading"><text:a xlink:type="simple" xlink:href="http://www.targettrust.com/pls/portal/page0030.CURSOS?p_tecnologia=5">T@rgetTrust | Treinamento e Tecnologia | curso Java J2SE J2EE J2ME Oracle Microsoft Visual Basic .NET C# .NET ASP .NET PHP PostgreSQL Red Hat Linux Macromedia C C++ Web Design Web Developer Web Standards Gerencia de Projetos PMP PMI Gerencia de Serviços ITIL Metodologia Extreme Programming Metodologia Rational Unified Process - Porto Alegre Rio Grande do Sul - POA RS Brasil Treinamentos / cursos Informática informatica Informação informacao TargetTrust Target Trust On Targget</text:a> </text:p>
      <text:p text:style-name="List_20_Heading"><text:a xlink:type="simple" xlink:href="http://people.planetpostgresql.org/dpage/index.php?/archives/51-Setting-up-Slony-I-with-pgAdmin.html">Setting up Slony-I with pgAdmin - Dave's PostgreSQL Blog</text:a> </text:p>
      <text:p text:style-name="List_20_Heading"><text:a xlink:type="simple" xlink:href="http://www.insphpired.com/content/view/57/9/">Insphpired.com - Replicação em PostgreSQL</text:a> </text:p>
      <text:p text:style-name="List_20_Heading"><text:a xlink:type="simple" xlink:href="http://dba.openoffice.org/drivers/postgresql/index.html">dba: PostgreSQL SDBC driver</text:a> </text:p>
      <text:p text:style-name="List_20_Heading"><text:a xlink:type="simple" xlink:href="http://listas.postgresql.org.br/pipermail/pgbr-geral/">The pgbr-geral Archives</text:a> </text:p>
      <text:p text:style-name="List_20_Heading"><text:a xlink:type="simple" xlink:href="http://www.cfxweb.net/modules.php?name=News&amp;file=article&amp;sid=161">[ hacked by deviance ] - SQL for beginners</text:a> </text:p>
      <text:p text:style-name="List_20_Heading"><text:a xlink:type="simple" xlink:href="http://www.iphelp.ru/faq/15/ch04lev1sec3.html">Understanding How PostgreSQL Executes a Query</text:a> </text:p>
      <text:p text:style-name="List_20_Heading"><text:a xlink:type="simple" xlink:href="http://www.gulbf.com.br/?q=node/33">Backup Quente no PostgreSQL com Replicação para PostgreSQL Stand-By | GULBF</text:a> </text:p>
      <text:p text:style-name="List_20_Heading"><text:a xlink:type="simple" xlink:href="http://sqlzoo.net/">A Gentle Introduction to SQL</text:a> </text:p>
      <text:p text:style-name="List_20_Heading"><text:a xlink:type="simple" xlink:href="http://www.tce.rr.gov.br/php5/dbdesigner/conv_dados.php">Script SQL para PostGres a partir do DBDesigner</text:a> </text:p>
      <text:p text:style-name="List_20_Heading"><text:a xlink:type="simple" xlink:href="http://technet.microsoft.com/pt-br/sysinternals/cb56073f-62a3-4ed8-9dd6-40c84cb9e2f5%28en-us%29.aspx">Sysinternals Process Utilities</text:a> </text:p>
      <text:p text:style-name="List_20_Heading"><text:a xlink:type="simple" xlink:href="http://wiki.postgresql.org/wiki/Main_Page">PostgreSQL Wiki</text:a> </text:p>
      <text:p text:style-name="List_20_Heading"><text:a xlink:type="simple" xlink:href="http://postgreslogia.wordpress.com/">Postgreslogia’s Weblog</text:a> </text:p>
      <text:p text:style-name="List_20_Heading"><text:a xlink:type="simple" xlink:href="http://www.inf.ufsc.br/erbd2008/programacao.htm#oficinas">ERBD 2008 - UFSC - Programação</text:a> </text:p>
      <text:p text:style-name="List_20_Heading"><text:a xlink:type="simple" xlink:href="http://books.google.com.br/">Pesquisa de Livros do Google</text:a> </text:p>
      <text:p text:style-name="List_20_Heading"><text:a xlink:type="simple" xlink:href="http://www.postgresql.org.br/">PostgreSQLBrasil - PostgreSQL-BR MoinMoin</text:a> </text:p>
      <text:p text:style-name="List_20_Heading"><text:soft-page-break/><text:a xlink:type="simple" xlink:href="http://pcwin.com/software/Access_Via_Odbc/index-3.htm">Ferramentaas Diversas - Access Via Odbc Software - ESF Database Convert, CompareData, Database Viewer-Editor</text:a> </text:p>
      <text:p text:style-name="List_20_Heading"><text:a xlink:type="simple" xlink:href="http://www.pgsql.cz/index.php/PL/Perlu_-_Untrusted_Perl_%28en%29">PL/Perlu - Untrusted Perl (en) - PostgreSQL Wiki</text:a> </text:p>
      <text:p text:style-name="List_20_Heading"><text:a xlink:type="simple" xlink:href="http://www.conjectrix.com/pgbook/">LivroPostgreSQL</text:a> </text:p>
      <text:p text:style-name="List_20_Heading"><text:a xlink:type="simple" xlink:href="http://regexpal.com/">Regex Tester :: RegexPal</text:a> </text:p>
      <text:p text:style-name="List_20_Heading"><text:a xlink:type="simple" xlink:href="http://www.postgresql.org/files/documentation/books/aw_pgsql/hw_performance/">PostgreSQL Hardware Performance Tuning</text:a> </text:p>
      <text:p text:style-name="List_20_Heading"><text:a xlink:type="simple" xlink:href="http://www.dirvish.org/">Welcome to Dirvish</text:a> </text:p>
      <text:p text:style-name="List_20_Heading"><text:a xlink:type="simple" xlink:href="http://www.tce.rr.gov.br/php5/dbdesigner/conv_dados.php">Script SQL a partir do DBDesigner para PostGres</text:a> </text:p>
      <text:p text:style-name="List_20_Heading"><text:a xlink:type="simple" xlink:href="http://www.sqldeveloper.net/download.html">Download : Database tools — Mentat Technologies</text:a> </text:p>
      <text:p text:style-name="List_20_Heading"><text:a xlink:type="simple" xlink:href="http://www.slony.info/">Slony-I</text:a> </text:p>
      <text:p text:style-name="List_20_Heading"><text:a xlink:type="simple" xlink:href="http://www.graphviz.org/Download..php">Graphviz</text:a> </text:p>
      <text:p text:style-name="List_20_Heading"><text:a xlink:type="simple" xlink:href="http://www.postgresql.org/about/newsarchive">PostgreSQL: News</text:a> </text:p>
      <text:p text:style-name="List_20_Heading"><text:a xlink:type="simple" xlink:href="http://www.sraoss.co.jp/postgresql-ce/course_en.html">Qualification Certification - PostgreSQL CE</text:a> </text:p>
      <text:p text:style-name="List_20_Heading"><text:a xlink:type="simple" xlink:href="http://www.faqs.org/docs/ppbook/book1.htm">Practical PostgreSQL</text:a> </text:p>
      <text:p text:style-name="List_20_Heading"><text:a xlink:type="simple" xlink:href="http://www.tutoriaisweb.com/index.php/categoria.php?vercat=PostgreSql">TutoriaisWeb.com - Tutoriais de PostgreSql</text:a> </text:p>
      <text:p text:style-name="List_20_Heading"><text:a xlink:type="simple" xlink:href="http://www.timbira.com/presentations/fisl_70_2006/">Index of /presentations/fisl_70_2006</text:a> </text:p>
      <text:p text:style-name="List_20_Heading"><text:a xlink:type="simple" xlink:href="http://en.wikipedia.org/wiki/Comparison_of_relational_database_management_systems">Comparison of relational database management systems - Wikipedia, the free encyclopedia</text:a> </text:p>
      <text:p text:style-name="List_20_Heading"><text:a xlink:type="simple" xlink:href="http://troels.arvin.dk/db/rdbms/">Comparison of different SQL implementations</text:a> </text:p>
      <text:p text:style-name="List_20_Heading"><text:a xlink:type="simple" xlink:href="https://listas.postgresql.org.br/cgi-bin/mailman/listinfo/pgbr-geral">pgbr-geral Info Page</text:a> </text:p>
      <text:p text:style-name="List_20_Heading"><text:a xlink:type="simple" xlink:href="http://postgresql.ribafs.net/">Bem-vinda(o) | Cantinho do PostgreSQL</text:a> </text:p>
      <text:p text:style-name="List_20_Heading"><text:a xlink:type="simple" xlink:href="http://www.alberton.info/postgresql_meta_info.html">Extracting META informations from PostgreSQL (INFORMATION_SCHEMA) - Lorenzo Alberton</text:a> </text:p>
      <text:p text:style-name="List_20_Heading"><text:a xlink:type="simple" xlink:href="http://pginstaller.projects.postgresql.org/">PostgreSQL Installer</text:a> </text:p>
      <text:p text:style-name="List_20_Heading"><text:a xlink:type="simple" xlink:href="http://www.postgresql.org/docs/techdocs">PostgreSQL: Technical documentation</text:a> </text:p>
      <text:p text:style-name="List_20_Heading"><text:a xlink:type="simple" xlink:href="http://postgresqlbr.blogspot.com/2007/05/transaes-no-postgresql.html">Meu Blog de PostgreSQL!!!: Transações no PostgreSQL</text:a> </text:p>
      <text:p text:style-name="List_20_Heading"><text:a xlink:type="simple" xlink:href="http://www.midstorm.org/%7Etelles/">SAVEPOINT</text:a> </text:p>
      <text:p text:style-name="List_20_Heading"><text:a xlink:type="simple" xlink:href="http://search.cpan.org/%7Eturnstep/DBD-Pg-2.0.0/Pg.pm">DBD::Pg - PostgreSQL database driver for the DBI module - search.cpan.org</text:a> </text:p>
      <text:p text:style-name="List_20_Heading"><text:a xlink:type="simple" xlink:href="http://205.237.195.102/">pg_live 8.3 download page</text:a> </text:p>
      <text:p text:style-name="List_20_Heading"><text:a xlink:type="simple" xlink:href="http://download.sqlpower.ca/architect/current.html">SQL Power - Power*Architect Download</text:a> </text:p>
      <text:p text:style-name="List_20_Heading"><text:a xlink:type="simple" xlink:href="http://dev.mysql.com/downloads/workbench/5.0.html">MySQL AB :: MySQL Workbench Downloads</text:a> </text:p>
      <text:p text:style-name="List_20_Heading"><text:a xlink:type="simple" xlink:href="http://en.wikipedia.org/wiki/Entity-relationship_model#Free_software_ER_diagramming_tools">Entity-relationship model - Wikipedia, the free encyclopedia</text:a> </text:p>
      <text:p text:style-name="List_20_Heading"><text:a xlink:type="simple" xlink:href="http://osdir.com/ml/db.postgresql.brasil/2002-12/">db.postgresql.brasil (date)</text:a> </text:p>
      <text:p text:style-name="List_20_Heading"><text:a xlink:type="simple" xlink:href="http://osdir.com/ml/db.postgresql.brasil/">db.postgresql.brasil threads</text:a> </text:p>
      <text:p text:style-name="List_20_Heading"><text:a xlink:type="simple" xlink:href="http://www.thescripts.com/forum/thread668122.html">crystal report - PostgreSQL Forum</text:a> </text:p>
      <text:p text:style-name="List_20_Heading"><text:a xlink:type="simple" xlink:href="http://www.casestudio.com/enu/products.aspx">ER diagram, entity relationship diagrams and Toad™ Data Modeler software</text:a> </text:p>
      <text:p text:style-name="List_20_Heading"><text:a xlink:type="simple" xlink:href="http://www.infowester.com/postgremysql.php">Banco de dados MySQL e PostgreSQL</text:a> </text:p>
      <text:p text:style-name="List_20_Heading"><text:a xlink:type="simple" xlink:href="http://www.joelonsoftware.com/articles/Unicode.html">The Absolute Minimum Every Software Developer Absolutely, Positively Must Know About Unicode and Character Sets (No Excuses!) - Joel on Software</text:a> </text:p>
      <text:p text:style-name="List_20_Heading"><text:a xlink:type="simple" xlink:href="http://blog.divisiblebyfour.org/2008/03/postgresql-e-codificaes-postgresql-and.html">Roberto Mello: PostgreSQL e Codificações (PostgreSQL and Encodings)</text:a> </text:p>
      <text:p text:style-name="List_20_Heading"><text:a xlink:type="simple" xlink:href="http://developer.postgresql.org/index.php/Replication%2C_Clustering%2C_and_Connection_Pooling">Replication, Clustering, and Connection Pooling - pgwiki</text:a> </text:p>
      <text:p text:style-name="List_20_Heading"><text:a xlink:type="simple" xlink:href="http://www.conjectrix.com/pgbook/">PostgreSQL</text:a> </text:p>
      <text:p text:style-name="List_20_Heading"><text:a xlink:type="simple" xlink:href="http://local.joelonsoftware.com/mediawiki/index.php/O_Mínimo_Absoluto_Que_Todo_Desenvolvedor_de_Software_Absolutamente%2C_Positivamente_Precisa_Saber_Sobre_Unicode_e_Conjuntos_de_Caracteres_%28Sem_Desculpas%21%29">O Mínimo Absoluto Que Todo Desenvolvedor de Software Absolutamente, Positivamente Precisa Saber Sobre Unicode e Conjuntos de Caracteres (Sem Desculpas!) - The Joel on Software Translation Project</text:a> </text:p>
      <text:p text:style-name="List_20_Heading"><text:a xlink:type="simple" xlink:href="http://www.postgresql.org/about/news.927">PostgreSQL: News: Free Stand Alone PL/pgSQL Debugger Client Available</text:a> </text:p>
      <text:p text:style-name="List_20_Heading"><text:a xlink:type="simple" xlink:href="http://br.groups.yahoo.com/group/postgresql-br/messages">postgresql-br : Mensagens : 53576-53605 de 53605</text:a> </text:p>
      <text:p text:style-name="List_20_Heading"><text:a xlink:type="simple" xlink:href="http://www.depesz.com/index.php/2008/03/30/keyboard-shortcuts-in-psql/">select * from depesz; » Blog Archive » keyboard shortcuts in psql</text:a> </text:p>
      <text:p text:style-name="List_20_Heading"><text:a xlink:type="simple" xlink:href="http://phuxed.com/matt/?q=postgresql">Haxed File Search</text:a> </text:p>
      <text:p text:style-name="List_20_Heading"><text:a xlink:type="simple" xlink:href="http://postgreslogia.wordpress.com/">Postgreslogia’s Weblog</text:a> </text:p>
      <text:p text:style-name="List_20_Heading"><text:a xlink:type="simple" xlink:href="http://postgresqlbr.blogspot.com/">Meu Blog de PostgreSQL!!!</text:a> </text:p>
      <text:p text:style-name="List_20_Heading"><text:a xlink:type="simple" xlink:href="http://pgfoundry.org/frs/?group_id=1000150">PgFoundry: Sample Databases: Lista de Arquivos do Projeto</text:a> </text:p>
      <text:p text:style-name="List_20_Heading"><text:a xlink:type="simple" xlink:href="http://pgfoundry.org/frs/?group_id=1000261">PgFoundry: pg_bulkload: Lista de Arquivos do Projeto</text:a> </text:p>
      <text:p text:style-name="List_20_Heading"><text:soft-page-break/><text:a xlink:type="simple" xlink:href="http://cedrus.svn.sourceforge.net/viewvc/cedrus/trunk/">[cedrus]</text:a> </text:p>
      <text:p text:style-name="List_20_Heading"><text:a xlink:type="simple" xlink:href="http://blogs.ittoolbox.com/database/soup">Database Soup</text:a> </text:p>
      <text:p text:style-name="List_20_Heading"><text:a xlink:type="simple" xlink:href="http://pgfoundry.org/">PgFoundry: Bem-vindo</text:a> </text:p>
      <text:p text:style-name="List_20_Heading"><text:a xlink:type="simple" xlink:href="http://www.powerpostgresql.com/">Power PostgreSQL - Home</text:a> </text:p>
      <text:p text:style-name="List_20_Heading"><text:a xlink:type="simple" xlink:href="https://developer.skype.com/SkypeGarage/DbProjects/SkyTools">SkypeGarage/DbProjects/SkyTools - Skype Developer Zone</text:a> </text:p>
      <text:p text:style-name="List_20_Heading"><text:a xlink:type="simple" xlink:href="http://www.megite.com/url/:pgpool.projects.postgresql.org/">Discover From Your Favorite Topic or Web Page: pgpool.projects.postgresql.org/</text:a> </text:p>
      <text:p text:style-name="List_20_Heading"><text:a xlink:type="simple" xlink:href="http://bucardo.org/">Bucardo - multi-master replication for Postgres</text:a> </text:p>
      <text:p text:style-name="List_20_Heading"><text:a xlink:type="simple" xlink:href="http://pgfouine.projects.postgresql.org/">pgFouine - a PostgreSQL log analyzer</text:a> </text:p>
      <text:p text:style-name="List_20_Heading"><text:a xlink:type="simple" xlink:href="http://www.depesz.com/index.php/2008/02/03/smtp-sql-more-than-it-seems-so-part-1/">select * from depesz;» Blog Archive » smtp + sql = more than it seems so (part 1)</text:a> </text:p>
      <text:p text:style-name="List_20_Heading"><text:a xlink:type="simple" xlink:href="http://zeos.firmos.at/portal.php">Zeoslib Portal :: Home</text:a> </text:p>
      <text:p text:style-name="List_20_Heading"><text:a xlink:type="simple" xlink:href="http://pgpool.projects.postgresql.org/">pgpool-II README</text:a> </text:p>
      <text:p text:style-name="List_20_Heading"><text:a xlink:type="simple" xlink:href="http://pgcluster.projects.postgresql.org/index.html">PGCluster top page</text:a> </text:p>
      <text:p text:style-name="List_20_Heading"><text:a xlink:type="simple" xlink:href="http://www.dbdebunk.com/index.html">DATABASE DEBUNKINGS - HOME</text:a> </text:p>
      <text:p text:style-name="List_20_Heading"><text:a xlink:type="simple" xlink:href="http://www.postgresonline.com/">Postgres OnLine Journal Magazine</text:a> </text:p>
      <text:p text:style-name="List_20_Heading"><text:a xlink:type="simple" xlink:href="http://docbook.org/">DocBook.org</text:a> </text:p>
      <text:p text:style-name="List_20_Heading"><text:a xlink:type="simple" xlink:href="http://free.editix.com/download.html">Editix - XML Editor</text:a> </text:p>
      <text:p text:style-name="List_20_Heading"><text:a xlink:type="simple" xlink:href="http://www.postgresonline.com/journal/index.php?/archives/42-REST-in-PostgreSQL-Part-2-B-The-REST-Server-service-with-PHP-5.html">REST in PostgreSQL Part 2 B - The REST Server service with PHP 5 - Postgres OnLine Journal</text:a> </text:p>
      <text:p text:style-name="List_20_Heading"><text:a xlink:type="simple" xlink:href="http://www.dbdebunk.com/index.html">DATABASE DEBUNKINGS - HOME</text:a> </text:p>
      <text:p text:style-name="List_20_Heading"><text:a xlink:type="simple" xlink:href="http://thethirdmanifesto.com/">The Third Manifesto</text:a> </text:p>
      <text:p text:style-name="List_20_Heading"><text:a xlink:type="simple" xlink:href="http://www.dmoz.org/Computers/Software/Databases/Relational/">Open Directory - Computers: Software: Databases: Relational</text:a> </text:p>
      <text:p text:style-name="List_20_Heading"><text:a xlink:type="simple" xlink:href="http://www.postgresql.org/ftp/odbc/versions/msi/">PostgreSQL: File Browser</text:a> </text:p>
      <text:p text:style-name="List_20_Heading"><text:a xlink:type="simple" xlink:href="http://postgresqlbr.blogspot.com/2008/05/acessando-o-postgresql-partir-do.html">Meu Blog de PostgreSQL!!!: Acessando o PostgreSQL a partir do OpenOffice Base com SDBC</text:a> </text:p>
      <text:p text:style-name="List_20_Heading"><text:a xlink:type="simple" xlink:href="http://www.postgresql.org/files/documentation/books/aw_pgsql/index.html">PostgreSQL: Introduction and Concepts</text:a> </text:p>
      <text:p text:style-name="List_20_Heading"><text:a xlink:type="simple" xlink:href="http://www.pgedit.com/">pgedit.com | Power Tools for PostgreSQL</text:a> </text:p>
      <text:p text:style-name="List_20_Heading"><text:a xlink:type="simple" xlink:href="http://www.visaoagil.com/">Visão Ágil - Revista Brasileira sobre processos ágeis</text:a> </text:p>
      <text:p text:style-name="List_20_Heading"><text:a xlink:type="simple" xlink:href="http://www.sraoss.co.jp/postgresql-ce/about_en.html">Certificação - PostgreSQL CE</text:a> </text:p>
      <text:p text:style-name="List_20_Heading"><text:a xlink:type="simple" xlink:href="http://sourceforge.net/project/showfiles.php?group_id=35994">ZeosLib</text:a> </text:p>
      <text:p text:style-name="List_20_Heading"><text:a xlink:type="simple" xlink:href="http://momjian.us/">Bruce Momjian</text:a> </text:p>
      <text:p text:style-name="List_20_Heading"><text:a xlink:type="simple" xlink:href="http://www.sraoss.co.jp/postgresql-ce/about_en.html">What is PostgreSQL CE? - PostgreSQL CE</text:a> </text:p>
      <text:p text:style-name="List_20_Heading"><text:a xlink:type="simple" xlink:href="http://www.databaseanswers.org/data_models/index.htm">Library of Free Data Models from DatabaseAnswers.org</text:a> </text:p>
      <text:p text:style-name="List_20_Heading"><text:a xlink:type="simple" xlink:href="http://www.intermedia.net/support/sql/sqltut.asp">Intermedia.NET - MS SQL Tutorial</text:a> </text:p>
      <text:p text:style-name="List_20_Heading"><text:a xlink:type="simple" xlink:href="http://wiki.postgresql.org/wiki/Main_Page">Main Page - PostgreSQL Wiki</text:a> </text:p>
      <text:p text:style-name="List_20_Heading"><text:a xlink:type="simple" xlink:href="http://gnuwin.epfl.ch/apps/DDT/en/">GNUWin II is not maintained anymore! Information on this pages may be old and/or inacurate! :: Database Design Tool 1.5</text:a> </text:p>
      <text:p text:style-name="List_20_Heading"><text:a xlink:type="simple" xlink:href="http://www.databaseanswers.com/modelling_tools.htm">Data Modelling Tools</text:a> </text:p>
      <text:p text:style-name="P2"><text:a xlink:type="simple" xlink:href="http://cbbrowne.com/info/postgresql.html">PostgreSQL</text:a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Linux OpenOffice.org_project/680m17$Build-9310</meta:generator>
    <meta:creation-date>2009-02-02T18:35:23</meta:creation-date>
    <dc:date>2009-02-02T18:35:37</dc:date>
    <meta:editing-cycles>1</meta:editing-cycles>
    <meta:editing-duration>PT14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3" meta:paragraph-count="125" meta:word-count="751" meta:character-count="5655"/>
  </office:meta>
</office:document-meta>
</file>